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5pt solid #000000" fo:background-color="#e6e6e6" fo:padding="0.097cm" fo:border-left="0.05pt solid #000000" fo:border-right="none" fo:border-bottom="0.05pt solid #000000">
        <style:background-image/>
      </style:table-cell-properties>
    </style:style>
    <style:style style:name="Tableau1.C1" style:family="table-cell">
      <style:table-cell-properties fo:border="0.05pt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5pt solid #000000" fo:border-right="none" fo:padding="0.097cm" fo:border-bottom="0.05pt solid #000000"/>
    </style:style>
    <style:style style:name="Tableau1.B2" style:family="table-cell">
      <style:table-cell-properties fo:border-top="none" fo:border-left="0.05pt solid #000000" fo:border-right="none" fo:padding="0.097cm" fo:border-bottom="0.05pt solid #000000"/>
    </style:style>
    <style:style style:name="Tableau1.C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  <style:style style:name="P2" style:parent-style-name="Table_20_Heading" style:family="paragraph">
      <style:text-properties officeooo:paragraph-rsid="00150f4c" fo:font-style="normal" style:font-style-asian="normal" style:font-style-complex="normal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Ubuntu Condensed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/>
    </style:style>
    <style:style style:name="T2" style:family="text">
      <style:text-properties style:font-name="Ubuntu Condensed" fo:font-size="10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protected="false" table:style-name="Tableau1.A1">
              <text:p text:style-name="P1">A</text:p>
            </table:table-cell>
            <table:table-cell office:value-type="string" table:protected="false" table:style-name="Tableau1.A1">
              <text:p text:style-name="P1">B</text:p>
            </table:table-cell>
            <table:table-cell office:value-type="string" table:protected="true" table:style-name="Tableau1.C1">
              <text:p text:style-name="P2">C</text:p>
            </table:table-cell>
          </table:table-row>
        </table:table-header-rows>
        <table:table-row>
          <table:table-cell office:value-type="string" table:protected="false" table:style-name="Tableau1.B2">
            <text:p text:style-name="Table_20_Contents">a</text:p>
          </table:table-cell>
          <table:table-cell office:value-type="string" table:protected="false" table:style-name="Tableau1.B2">
            <text:p text:style-name="Table_20_Contents">P1</text:p>
          </table:table-cell>
          <table:table-cell office:value-type="string" table:protected="false" table:style-name="Tableau1.B2">
            <text:p text:style-name="Table_20_Contents">P2</text:p>
          </table:table-cell>
        </table:table-row>
        <table:table-row>
          <table:table-cell office:value-type="string" table:protected="false" table:style-name="Tableau1.B2">
            <text:p text:style-name="Table_20_Contents">P3</text:p>
          </table:table-cell>
          <table:table-cell office:value-type="string" table:protected="false" table:style-name="Tableau1.B2">
            <text:p text:style-name="Table_20_Contents">P4</text:p>
          </table:table-cell>
          <table:table-cell office:value-type="string" table:protected="false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BE" fo:language="fr" style:font-name="Times New Roman" style:language-asian="none" style:language-complex="none" style:font-size-asian="12pt" style:font-name-asian="Lucida Sans Unicode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name-complex="Tahoma" style:font-size-asian="14pt" fo:font-family="Arial" style:font-name="Arial" style:font-size-complex="14pt" style:font-family-asian="'Lucida Sans Unicode'" style:font-name-asian="Lucida Sans Unicode" style:font-family-complex="Tahoma" fo:font-size="14pt" style:font-pitch-complex="variable" style:font-pitch="variable" style:font-pitch-asian="variable" style:font-family-generic="swiss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0.99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9.699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meta:initial-creator>Gaetan Delannay</meta:initial-creator>
    <meta:creation-date>2006-10-26T09:05:06</meta:creation-date>
    <dc:date>2018-10-25T13:43:44.211118583</dc:date>
    <dc:language>fr-BE</dc:language>
    <meta:editing-cycles>5</meta:editing-cycles>
    <meta:editing-duration>PT5M51S</meta:editing-duration>
    <meta:document-statistic meta:table-count="1" meta:image-count="0" meta:object-count="0" meta:page-count="1" meta:paragraph-count="6" meta:word-count="6" meta:character-count="11" meta:non-whitespace-character-count="11"/>
    <meta:user-defined meta:name="Info 1"/>
    <meta:user-defined meta:name="Info 2"/>
    <meta:user-defined meta:name="Info 3"/>
    <meta:user-defined meta:name="Info 4"/>
    <dc:title>forCellCorrectNumber</dc:title>
  </office:meta>
</office:document-meta>
</file>